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909cm" svg:y1="10.005cm" svg:x2="21.625cm" svg:y2="10.005cm">
          <text:p/>
        </draw:line>
        <draw:line draw:style-name="gr1" draw:text-style-name="P1" draw:layer="layout" svg:x1="10.134cm" svg:y1="15.061cm" svg:x2="19.4cm" svg:y2="4.949cm">
          <text:p/>
        </draw:line>
        <draw:line draw:style-name="gr1" draw:text-style-name="P1" draw:layer="layout" svg:x1="19.583cm" svg:y1="14.887cm" svg:x2="9.951cm" svg:y2="5.123cm">
          <text:p/>
        </draw:line>
        <draw:line draw:style-name="gr1" draw:text-style-name="P1" draw:layer="layout" svg:x1="14.748cm" svg:y1="16.863cm" svg:x2="14.786cm" svg:y2="3.1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5:46:01.598089744</meta:creation-date>
    <dc:date>2019-09-04T10:49:56.795169002</dc:date>
    <meta:editing-duration>PT3M2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